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</text:span><text:span text:style-name="T1">(</text:span><text:span text:style-name="T1">t</text:span><text:span text:style-name="T1">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02cm" svg:height="8.438cm" svg:x="0.055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0:05:25.842325338</dc:date>
    <meta:editing-duration>PT6M4S</meta:editing-duration>
    <meta:editing-cycles>23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3cm" svg:height="8.439cm" xlink:href="." xlink:type="simple" chart:class="chart:scatter" chart:style-name="ch1">
        <chart:plot-area chart:style-name="ch2" chart:data-source-has-labels="both" svg:x="0.3cm" svg:y="0.168cm" svg:width="14.403cm" svg:height="8.103cm">
          <chartooo:coordinate-region svg:x="0.842cm" svg:y="0.367cm" svg:width="13.767cm" svg:height="7.705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51162078117254">
                <text:p>-0.251162078117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501332934257217">
                <text:p>-0.501332934257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749525258342898">
                <text:p>-0.749525258342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994759548659419">
                <text:p>-0.994759548659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94759548659421">
                <text:p>-0.994759548659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501332934257218">
                <text:p>-0.5013329342572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51162078117253">
                <text:p>-0.251162078117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51162078117251">
                <text:p>0.2511620781172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501332934257217">
                <text:p>0.501332934257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495252583429">
                <text:p>0.7495252583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9475954865942">
                <text:p>0.99475954865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73818842371475">
                <text:p>2.73818842371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3.719105943553">
                <text:p>3.719105943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47249821073872">
                <text:p>1.47249821073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994759548659422">
                <text:p>0.994759548659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749525258342899">
                <text:p>0.749525258342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501332934257219">
                <text:p>0.5013329342572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51162078117253">
                <text:p>0.2511620781172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251162078117251">
                <text:p>-0.251162078117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501332934257216">
                <text:p>-0.5013329342572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7495252583429">
                <text:p>-0.7495252583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994759548659419">
                <text:p>-0.994759548659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3511410091699">
                <text:p>-2.35114100916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91587450968564">
                <text:p>-2.91587450968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3.92914900291476">
                <text:p>-3.929149002914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91587450968564">
                <text:p>-2.915874509685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14330717991598">
                <text:p>-2.14330717991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92701469640687">
                <text:p>-1.927014696406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994759548659422">
                <text:p>-0.9947595486594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749525258342903">
                <text:p>-0.7495252583429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501332934257216">
                <text:p>-0.501332934257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251162078117254">
                <text:p>-0.2511620781172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71450551880629E-015">
                <text:p>-1.71450551880629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25116207811725">
                <text:p>0.251162078117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501332934257212">
                <text:p>0.5013329342572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.7495252583429">
                <text:p>0.74952525834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.994759548659419">
                <text:p>0.99475954865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2.14330717991598">
                <text:p>2.143307179915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.92701469640687">
                <text:p>1.92701469640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.7031171662603">
                <text:p>1.70311716626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994759548659423">
                <text:p>0.9947595486594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749525258342903">
                <text:p>0.7495252583429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501332934257216">
                <text:p>0.5013329342572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251162078117254">
                <text:p>0.2511620781172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20436423846524E-015">
                <text:p>2.2043642384652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